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</office:automatic-styles>
  <office:body>
    <office:text text:use-soft-page-breaks="true">
      <text:p text:style-name="P1">Game design document</text:p>
      <text:h text:style-name="Heading1" text:outline-level="1">Introduction</text:h>
      <text:p text:style-name="Normal">This is the design document for a simple pong<text:s/>game;<text:s/>as<text:s/>such,<text:s/>it is not likely to be very extensive but is rather a part of learning to work<text:s/>more efficiently<text:s/>with git and github<text:s/>by<text:s/>making a simple pong game.</text:p>
      <text:p text:style-name="Normal"/>
      <text:p text:style-name="Normal">Remember that this is a living document. There is no need to finish the document before working on the<text:s/>software;<text:s/>however,<text:s/>we should always keep in mind that not adding to this document could<text:s/>also<text:s/>prolong development.</text:p>
      <text:p text:style-name="Normal"/>
      <text:p text:style-name="Normal">A few ground<text:s/>rules for the writing of this document:</text:p>
      <text:p text:style-name="Normal"/>
      <text:p text:style-name="Normal">The things written should be:</text:p>
      <text:p text:style-name="Normal"/>
      <text:list text:style-name="LFO1" text:continue-numbering="true">
        <text:list-item>
          <text:p text:style-name="P2">Clear.</text:p>
        </text:list-item>
        <text:list-item>
          <text:p text:style-name="P3">Concise.</text:p>
        </text:list-item>
        <text:list-item>
          <text:p text:style-name="P4">Relevant.</text:p>
        </text:list-item>
        <text:list-item>
          <text:p text:style-name="P5">Significant.<text:s/></text:p>
        </text:list-item>
      </text:list>
      <text:p text:style-name="Normal"/>
      <text:p text:style-name="Normal">By significant we mean important enough to<text:s/>write down.</text:p>
      <text:h text:style-name="Heading1" text:outline-level="1">Level design</text:h>
      <text:p text:style-name="Normal"/>
      <text:h text:style-name="Heading1" text:outline-level="1">File structure</text:h>
      <text:p text:style-name="Normal"/>
      <text:h text:style-name="Heading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 fo:language="en" fo:country="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DarthStian</dc:creator>
    <meta:creation-date>2009-04-16T11:32:00Z</meta:creation-date>
    <dc:date>2015-09-07T23:47:00Z</dc:date>
    <meta:template xlink:href="Normal.dotm" xlink:type="simple"/>
    <meta:editing-cycles>31</meta:editing-cycles>
    <meta:editing-duration>PT42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06" meta:character-count="671" meta:row-count="4" meta:non-whitespace-character-count="566"/>
  </office:meta>
</office:document-meta>
</file>